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88cm"/>
    </style:style>
    <style:style style:name="co2" style:family="table-column">
      <style:table-column-properties fo:break-before="auto" style:column-width="4.411cm"/>
    </style:style>
    <style:style style:name="co3" style:family="table-column">
      <style:table-column-properties fo:break-before="auto" style:column-width="3.884cm"/>
    </style:style>
    <style:style style:name="co4" style:family="table-column">
      <style:table-column-properties fo:break-before="auto" style:column-width="3.773cm"/>
    </style:style>
    <style:style style:name="co5" style:family="table-column">
      <style:table-column-properties fo:break-before="auto" style:column-width="2.886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.536cm" fo:break-before="auto" style:use-optimal-row-height="true"/>
    </style:style>
    <style:style style:name="ro3" style:family="table-row">
      <style:table-row-properties style:row-height="4.242cm" fo:break-before="auto" style:use-optimal-row-height="true"/>
    </style:style>
    <style:style style:name="ro4" style:family="table-row">
      <style:table-row-properties style:row-height="2.992cm" fo:break-before="auto" style:use-optimal-row-height="true"/>
    </style:style>
    <style:style style:name="ro5" style:family="table-row">
      <style:table-row-properties style:row-height="4.658cm" fo:break-before="auto" style:use-optimal-row-height="true"/>
    </style:style>
    <style:style style:name="ro6" style:family="table-row">
      <style:table-row-properties style:row-height="2.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ff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3" style:family="table-cell" style:parent-style-name="Default">
      <style:table-cell-properties fo:background-color="#66ff66"/>
    </style:style>
    <style:style style:name="ce4" style:family="table-cell" style:parent-style-name="Default">
      <style:table-cell-properties fo:background-color="#ff9900"/>
    </style:style>
    <style:style style:name="ce5" style:family="table-cell" style:parent-style-name="Default">
      <style:table-cell-properties fo:background-color="#ff00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style-name="ce1" office:value-type="string">
            <text:p>Risk</text:p>
          </table:table-cell>
          <table:table-cell table:style-name="ce1" office:value-type="string">
            <text:p>Risk Statement</text:p>
          </table:table-cell>
          <table:table-cell table:style-name="ce1" office:value-type="string">
            <text:p>Resolution</text:p>
          </table:table-cell>
          <table:table-cell table:style-name="ce1" office:value-type="string">
            <text:p>Objectives</text:p>
          </table:table-cell>
          <table:table-cell table:style-name="ce1" office:value-type="string">
            <text:p>Risk Likelihood</text:p>
          </table:table-cell>
          <table:table-cell table:style-name="ce1" office:value-type="string">
            <text:p>Risk Impact</text:p>
          </table:table-cell>
          <table:table-cell table:style-name="ce1" office:value-type="string">
            <text:p>Severity</text:p>
          </table:table-cell>
        </table:table-row>
        <table:table-row table:style-name="ro2">
          <table:table-cell office:value-type="string">
            <text:p>Fire</text:p>
          </table:table-cell>
          <table:table-cell office:value-type="string">
            <text:p>There is potential for a fire to break out within the cafe which could lead to serious injury and or property damage. </text:p>
          </table:table-cell>
          <table:table-cell office:value-type="string">
            <text:p>Ensure adequate fire safety procedures are in place and adhered too, with correct fire safety equipment.</text:p>
          </table:table-cell>
          <table:table-cell office:value-type="string">
            <text:p>To keep fire safety equipment in working order and to maintain a high level of fire safety within the property.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4" office:value-type="float" office:value="15">
            <text:p>15</text:p>
          </table:table-cell>
        </table:table-row>
        <table:table-row table:style-name="ro3">
          <table:table-cell office:value-type="string">
            <text:p>Food Contamination</text:p>
          </table:table-cell>
          <table:table-cell office:value-type="string">
            <text:p>A customer could end up eating produce that has been contaminated or out of date causing serious illness and even death.</text:p>
          </table:table-cell>
          <table:table-cell office:value-type="string">
            <text:p>Ensure food hygiene regulations are met and all staff are trained in all aspects of food hygiene. Maintain a sanitised working environment and keep all produce in designated areas with the correct labelling.</text:p>
          </table:table-cell>
          <table:table-cell office:value-type="string">
            <text:p>To ensure the public remain safe from all chances of produce cross contamination. </text:p>
          </table:table-cell>
          <table:table-cell table:number-columns-repeated="2" office:value-type="float" office:value="5">
            <text:p>5</text:p>
          </table:table-cell>
          <table:table-cell table:style-name="ce5" office:value-type="float" office:value="25">
            <text:p>25</text:p>
          </table:table-cell>
        </table:table-row>
        <table:table-row table:style-name="ro4">
          <table:table-cell office:value-type="string">
            <text:p>A Terrorist Attack</text:p>
          </table:table-cell>
          <table:table-cell office:value-type="string">
            <text:p>There is an increasing risk of terrorist related attacks in major cities, causing public injury and property damage.</text:p>
          </table:table-cell>
          <table:table-cell office:value-type="string">
            <text:p>Create safety procedures that are set in place to deal with such an event. Having clear escape routes for employees and customers. </text:p>
          </table:table-cell>
          <table:table-cell office:value-type="string">
            <text:p>To be prepared to deal with such an event, while keeping the safety of all personal within the premises paramount.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4" office:value-type="float" office:value="5">
            <text:p>5</text:p>
          </table:table-cell>
        </table:table-row>
        <table:table-row table:style-name="ro5">
          <table:table-cell office:value-type="string">
            <text:p>Slippery Surfaces</text:p>
          </table:table-cell>
          <table:table-cell office:value-type="string">
            <text:p>Spillages/cleaning can leave public areas slippery, which potentially can cause injury to the customers. </text:p>
          </table:table-cell>
          <table:table-cell office:value-type="string">
            <text:p>Whenever a slippery surface is acknowledged, ensure a slipper surface warning sign is correctly placed. Deal with the slippery surfaces in a timely manner and have staff trained in correct procedures.</text:p>
          </table:table-cell>
          <table:table-cell office:value-type="string">
            <text:p>To ensure the premises is safe and adequately signed to prevent customer injury.</text:p>
          </table:table-cell>
          <table:table-cell table:number-columns-repeated="2" office:value-type="float" office:value="4">
            <text:p>4</text:p>
          </table:table-cell>
          <table:table-cell table:style-name="ce5" office:value-type="float" office:value="16">
            <text:p>16</text:p>
          </table:table-cell>
        </table:table-row>
        <table:table-row table:style-name="ro6">
          <table:table-cell office:value-type="string">
            <text:p>Theft</text:p>
          </table:table-cell>
          <table:table-cell office:value-type="string">
            <text:p>There are risks of theft to produce, property and cash assets.</text:p>
          </table:table-cell>
          <table:table-cell office:value-type="string">
            <text:p>Have security cameras installed and have staff trained in spotting criminal activity. </text:p>
          </table:table-cell>
          <table:table-cell office:value-type="string">
            <text:p>To prevent/reduce the criminal act of theft, ensuring loss of profits are minimised.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4" office:value-type="float" office:value="5">
            <text:p>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Risk Matrix (severity X likelihood)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Risk Severity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Risk Likelihood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/>
          <table:table-cell table:style-name="ce3" office:value-type="string">
            <text:p>Low 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10">
            <text:p>10</text:p>
          </table:table-cell>
          <table:table-cell/>
          <table:table-cell table:style-name="ce4" office:value-type="string">
            <text:p>Medium 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5">
            <text:p>15</text:p>
          </table:table-cell>
          <table:table-cell/>
          <table:table-cell table:style-name="ce5" office:value-type="string">
            <text:p>High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8">
            <text:p>8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0">
            <text:p>1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5">
            <text:p>25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19">19/01/2022</text:date>, <text:time>16:22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m Gent</meta:initial-creator>
    <meta:creation-date>2022-01-19T15:35:00.92</meta:creation-date>
    <dc:date>2022-01-19T16:22:21.98</dc:date>
    <dc:creator>Adam Gent</dc:creator>
    <meta:editing-duration>PT13M8S</meta:editing-duration>
    <meta:editing-cycles>2</meta:editing-cycles>
    <meta:generator>OpenOffice/4.1.11$Win32 OpenOffice.org_project/4111m1$Build-9808</meta:generator>
    <meta:document-statistic meta:table-count="3" meta:cell-count="77" meta:object-count="0"/>
  </office:meta>
</office:document-meta>
</file>